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2cff"/>
    </style:style>
    <style:style style:name="P2" style:family="paragraph" style:parent-style-name="Standard">
      <style:text-properties officeooo:paragraph-rsid="001b1479"/>
    </style:style>
    <style:style style:name="P3" style:family="paragraph" style:parent-style-name="Standard">
      <style:text-properties officeooo:paragraph-rsid="001b5361"/>
    </style:style>
    <style:style style:name="T1" style:family="text">
      <style:text-properties officeooo:rsid="00192cff"/>
    </style:style>
    <style:style style:name="T2" style:family="text">
      <style:text-properties officeooo:rsid="001b1479"/>
    </style:style>
    <style:style style:name="T3" style:family="text">
      <style:text-properties officeooo:rsid="001b5361"/>
    </style:style>
    <style:style style:name="T4" style:family="text">
      <style:text-properties officeooo:rsid="001d09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irofano</text:span></text:p>
      <text:p text:style-name="P1"><text:span text:style-name="T1"/></text:p>
      <text:p text:style-name="P1"><text:span text:style-name="T1">-Registro de la cirugia</text:span></text:p>
      <text:p text:style-name="P1"><text:span text:style-name="T1">-Estado actual de la cirugia</text:span></text:p>
      <text:p text:style-name="P1"><text:span text:style-name="T1">-Recuperación despues de la cirugia</text:span></text:p>
      <text:p text:style-name="P1"><text:span text:style-name="T1"/></text:p>
      <text:p text:style-name="P2"><text:span text:style-name="T2">Lista general de Quirofanos:</text:span></text:p>
      <text:p text:style-name="P2"><text:span text:style-name="T2"/></text:p>
      <text:p text:style-name="P3"><text:span text:style-name="T3">Mostrara lso diferentes salas de quirofanos con enlace a su propia agenda de programacion de cirugias, <text:s/>ademas de poder ir directamente al registro de la cirugia y diferir las cirugia de la prespectiva sala</text:span></text:p>
      <text:p text:style-name="P1"><text:span text:style-name="T1"/></text:p>
      <text:p text:style-name="P1"><text:span text:style-name="T1">-Registro de la cirugía:</text:span></text:p>
      <text:p text:style-name="P1"><text:span text:style-name="T1">Se programa la cirugia pidiendo los siguientes datos:</text:span></text:p>
      <text:p text:style-name="P1"><text:span text:style-name="T1">Numero de la sala</text:span></text:p>
      <text:p text:style-name="P1"><text:span text:style-name="T1">Fecha</text:span></text:p>
      <text:p text:style-name="P1"><text:span text:style-name="T1">Hora</text:span></text:p>
      <text:p text:style-name="P1"><text:span text:style-name="T1">Duracion</text:span></text:p>
      <text:p text:style-name="P1"><text:span text:style-name="T1">Tipo</text:span></text:p>
      <text:p text:style-name="P1"><text:span text:style-name="T1">Nombre del pasciente</text:span></text:p>
      <text:p text:style-name="P1"><text:span text:style-name="T1">Edad</text:span></text:p>
      <text:p text:style-name="P1"><text:span text:style-name="T1">genero</text:span></text:p>
      <text:p text:style-name="P1"><text:span text:style-name="T1">Procedencia</text:span></text:p>
      <text:p text:style-name="P1"><text:span text:style-name="T1">Servicio</text:span></text:p>
      <text:p text:style-name="P1"><text:span text:style-name="T1">Diagnostico</text:span></text:p>
      <text:p text:style-name="P2"><text:span text:style-name="T2">Protocolo</text:span></text:p>
      <text:p text:style-name="P2"><text:span text:style-name="T2">Reintervencion</text:span></text:p>
      <text:p text:style-name="P2"><text:span text:style-name="T2">Nombre del medico que la programa</text:span></text:p>
      <text:p text:style-name="P2"><text:span text:style-name="T2">Procedimiento</text:span></text:p>
      <text:p text:style-name="P2"><text:span text:style-name="T2">Region </text:span></text:p>
      <text:p text:style-name="P2"><text:span text:style-name="T2">Servicio</text:span></text:p>
      <text:p text:style-name="P2"><text:span text:style-name="T2">Riesgos</text:span></text:p>
      <text:p text:style-name="P2"><text:span text:style-name="T2">Hemoderivados</text:span></text:p>
      <text:p text:style-name="P2"><text:span text:style-name="T2">Insumos</text:span></text:p>
      <text:p text:style-name="P2"><text:span text:style-name="T2"/></text:p>
      <text:p text:style-name="P2"><text:span text:style-name="T2">Despues de llenar los campos se puede comprobar en la agenda si ya esta programada la cirugia.</text:span></text:p>
      <text:p text:style-name="P2"><text:span text:style-name="T2"/></text:p>
      <text:p text:style-name="P2"><text:span text:style-name="T2">Agenda</text:span></text:p>
      <text:p text:style-name="P2"><text:span text:style-name="T2">En la agenda nos muestra por dia las diferentes cirugias programadas, transoperatorio (que se estan realizando) y las ya realizadas por dias con sus respectivos datos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Cirugias diferidas</text:span></text:p>
      <text:p text:style-name="P2"><text:span text:style-name="T2"/></text:p>
      <text:p text:style-name="P3"><text:span text:style-name="T3">este apartado es para la reprogramacion de las cirugias diferidas por cierta causa o problemas.</text:span></text:p>
      <text:p text:style-name="P3"><text:span text:style-name="T3">Las cirugias se pueden diferir dentro del apartado de agendas y es necesario especificar porque se diferira.</text:span></text:p>
      <text:p text:style-name="P3"><text:span text:style-name="T3"/></text:p>
      <text:p text:style-name="P3"><text:span text:style-name="T3">Para reprogramar la cirugias se piden los datos ya antes mensionados el el apartado de programar cirugia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Agenda del dia</text:span></text:p>
      <text:p text:style-name="P3"><text:span text:style-name="T3">Muestra las cirugias programadas para el dia de hoy </text:span><text:span text:style-name="T4">y las cosas pendie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 </meta:initial-creator>
    <meta:creation-date>2013-07-18T11:29:23</meta:creation-date>
    <dc:date>2013-07-18T12:13:27</dc:date>
    <dc:creator>Ave </dc:creator>
    <meta:editing-duration>PT13M23S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2" meta:paragraph-count="37" meta:word-count="206" meta:character-count="1295" meta:non-whitespace-character-count="1124"/>
  </office:meta>
</office:document-meta>
</file>